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79bd" officeooo:paragraph-rsid="00047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p_ZzvpF5j7ILvl2yEVWhpa4voHgXVwpN1J8Vv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12:07:32.793952509</meta:creation-date>
    <dc:date>2022-05-05T12:07:55.127319655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5.1.6.2$Linux_X86_64 LibreOffice_project/10m0$Build-2</meta:generator>
  </office:meta>
</office:document-meta>
</file>